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499cm" style:auto-text-indent="false"/>
      <style:text-properties fo:font-style="italic" officeooo:paragraph-rsid="00123c0a" style:font-style-asian="italic" style:font-style-complex="italic"/>
    </style:style>
    <style:style style:name="P2" style:family="paragraph" style:parent-style-name="Standard">
      <style:paragraph-properties fo:margin-left="0cm" fo:margin-right="0cm" fo:text-indent="0.499cm" style:auto-text-indent="false"/>
      <style:text-properties fo:font-style="italic" officeooo:rsid="00123c0a" officeooo:paragraph-rsid="00123c0a" style:font-style-asian="italic" style:font-style-complex="italic"/>
    </style:style>
    <style:style style:name="P3" style:family="paragraph" style:parent-style-name="Standard">
      <style:paragraph-properties fo:margin-left="0cm" fo:margin-right="0cm" fo:text-indent="0.499cm" style:auto-text-indent="false"/>
      <style:text-properties fo:font-style="italic" officeooo:paragraph-rsid="0012cfc1" style:font-style-asian="italic" style:font-style-complex="italic"/>
    </style:style>
    <style:style style:name="T1" style:family="text">
      <style:text-properties officeooo:rsid="0012cfc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cfc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ведение</text:p>
      <text:p text:style-name="P2"/>
      <text:p text:style-name="P2"/>
      <text:p text:style-name="P2">Методы</text:p>
      <text:p text:style-name="P2"/>
      <text:p text:style-name="P2"/>
      <text:p text:style-name="P2">Результаты</text:p>
      <text:p text:style-name="P2"/>
      <text:p text:style-name="P1">Оценка количества микроорганизмов при помощи пцр в реальном времени.</text:p>
      <text:p text:style-name="P1"/>
      <text:p text:style-name="P3"><text:span text:style-name="T3">Д</text:span><text:span text:style-name="T2">ля контрольной точки характерно значительное(в 5-8 раз) уменьшение рибосомальных оперонов от верхних слоев к нижним. Количество бактерий больше, чем архей, а архей больше, чем грибов. Примерно такая же картина наблюдается и для верхового пожара, при этом было показано, что общее количество микроорганизмов в точке верхового пожара снижается. <text:s/>Другая картина наблюдается для участка с низовым пожаром. Для низового пожара характерно резкое уменьшение количества архей во всех горизонтов(в 13 раз) и незначительным уменьшением бактерий(в 2 раза), при этом количество грибных рибосомальных оперонов в горизонтах AY и С достоверно не отличается от контроля. Значительные изменения при восстановлении почвы при низовом пожаре претерпевает промежуточный горизонт AC. Общее количество микроорганизмов в нем ниже чем в нижележащем материнском горизонте, количество рибосомальных оперонов архей снизилось в 70 раз по сравнению с контролем. </text:span></text:p>
      <text:p text:style-name="P3"><text:span text:style-name="T2"/></text:p>
      <text:p text:style-name="P1">Общая структура микробного сообщества</text:p>
      <text:p text:style-name="P1"/>
      <text:p text:style-name="P1"/>
      <text:p text:style-name="P1">Изменение структуры почвенного микробиома</text:p>
      <text:p text:style-name="P1"/>
      <text:p text:style-name="P1"/>
      <text:p text:style-name="P2">Обсуждение</text:p>
      <text:p text:style-name="P2"/>
      <text:p text:style-name="P2"/>
      <text:p text:style-name="P2">Заключение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3:40:51.798403380</meta:creation-date>
    <dc:date>2018-11-15T15:05:19.967706399</dc:date>
    <meta:editing-duration>PT4M27S</meta:editing-duration>
    <meta:editing-cycles>1</meta:editing-cycles>
    <meta:document-statistic meta:table-count="0" meta:image-count="0" meta:object-count="0" meta:page-count="1" meta:paragraph-count="9" meta:word-count="147" meta:character-count="1123" meta:non-whitespace-character-count="983"/>
    <meta:generator>LibreOffice/5.1.6.2$Linux_X86_64 LibreOffice_project/10m0$Build-2</meta:generator>
  </office:meta>
</office:document-meta>
</file>